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tion.fillMap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tion.matches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tionCutterAction.configure(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ction.Section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tionCutterAction.act( Redirector redirector , SourceResolver resolver , Map objectModel , String src , Parameters p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